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212cm" loext:contextual-spacing="true" fo:text-indent="0cm" style:auto-text-indent="false"/>
      <style:text-properties style:font-name="Calibri1" fo:font-size="11pt" officeooo:rsid="002feb80" officeooo:paragraph-rsid="00327a47" style:font-size-asian="11pt" style:font-name-complex="Calibri3" style:font-size-complex="11pt"/>
    </style:style>
    <style:style style:name="P2" style:family="paragraph" style:parent-style-name="Title">
      <style:text-properties officeooo:rsid="00387e63" officeooo:paragraph-rsid="00387e63"/>
    </style:style>
    <style:style style:name="P3" style:family="paragraph" style:parent-style-name="Title">
      <style:paragraph-properties fo:break-before="page"/>
      <style:text-properties officeooo:rsid="00387e63" officeooo:paragraph-rsid="0038105f"/>
    </style:style>
    <style:style style:name="P4" style:family="paragraph" style:parent-style-name="List_20_Paragraph" style:list-style-name="WWNum2">
      <style:paragraph-properties fo:margin-top="0cm" fo:margin-bottom="0.212cm" loext:contextual-spacing="true"/>
      <style:text-properties style:font-name="Calibri1" officeooo:paragraph-rsid="0030cd76"/>
    </style:style>
    <style:style style:name="P5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30cd76" style:font-size-asian="11pt" style:font-size-complex="11pt"/>
    </style:style>
    <style:style style:name="P6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rsid="0033cf6c" officeooo:paragraph-rsid="0033cf6c" style:font-size-asian="11pt" style:font-size-complex="11pt"/>
    </style:style>
    <style:style style:name="P7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0cd76" style:font-size-asian="11pt" style:font-size-complex="11pt"/>
    </style:style>
    <style:style style:name="P8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53fbf" style:font-size-asian="11pt" style:font-size-complex="11pt"/>
    </style:style>
    <style:style style:name="P9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61c51" style:font-size-asian="11pt" style:font-size-complex="11pt"/>
    </style:style>
    <style:style style:name="P10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30cd76" style:font-size-asian="11pt" style:font-size-complex="11pt"/>
    </style:style>
    <style:style style:name="P11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327a47" style:font-size-asian="11pt" style:font-size-complex="11pt"/>
    </style:style>
    <style:style style:name="P12" style:family="paragraph" style:parent-style-name="List_20_Paragraph" style:list-style-name="WWNum2">
      <style:paragraph-properties fo:margin-top="0cm" fo:margin-bottom="0.212cm" loext:contextual-spacing="true" fo:keep-with-next="always"/>
      <style:text-properties style:font-name="Calibri1" fo:font-size="11pt" officeooo:paragraph-rsid="0030cd76" style:font-size-asian="11pt" style:font-size-complex="11pt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1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T1" style:family="text">
      <style:text-properties officeooo:rsid="001c0e55"/>
    </style:style>
    <style:style style:name="T2" style:family="text">
      <style:text-properties fo:font-weight="bold" style:font-weight-asian="bold" style:font-name-complex="Calibri3" style:font-weight-complex="bold"/>
    </style:style>
    <style:style style:name="T3" style:family="text">
      <style:text-properties fo:font-weight="bold" officeooo:rsid="001c0e55" style:font-weight-asian="bold" style:font-name-complex="Calibri3" style:font-weight-complex="bold"/>
    </style:style>
    <style:style style:name="T4" style:family="text">
      <style:text-properties fo:font-weight="bold" officeooo:rsid="001daeaa" style:font-weight-asian="bold" style:font-name-complex="Calibri3" style:font-weight-complex="bold"/>
    </style:style>
    <style:style style:name="T5" style:family="text">
      <style:text-properties fo:font-weight="bold" officeooo:rsid="001fa778" style:font-weight-asian="bold" style:font-name-complex="Calibri3" style:font-weight-complex="bold"/>
    </style:style>
    <style:style style:name="T6" style:family="text">
      <style:text-properties fo:font-weight="bold" officeooo:rsid="002119fd" style:font-weight-asian="bold" style:font-name-complex="Calibri3" style:font-weight-complex="bold"/>
    </style:style>
    <style:style style:name="T7" style:family="text">
      <style:text-properties fo:font-weight="bold" officeooo:rsid="00229648" style:font-weight-asian="bold" style:font-name-complex="Calibri3" style:font-weight-complex="bold"/>
    </style:style>
    <style:style style:name="T8" style:family="text">
      <style:text-properties fo:font-weight="bold" officeooo:rsid="00247697" style:font-weight-asian="bold" style:font-name-complex="Calibri3" style:font-weight-complex="bold"/>
    </style:style>
    <style:style style:name="T9" style:family="text">
      <style:text-properties fo:font-weight="bold" officeooo:rsid="0026a3f2" style:font-weight-asian="bold" style:font-name-complex="Calibri3" style:font-weight-complex="bold"/>
    </style:style>
    <style:style style:name="T10" style:family="text">
      <style:text-properties fo:font-weight="bold" officeooo:rsid="0027a5a7" style:font-weight-asian="bold" style:font-name-complex="Calibri3" style:font-weight-complex="bold"/>
    </style:style>
    <style:style style:name="T11" style:family="text">
      <style:text-properties fo:font-weight="bold" officeooo:rsid="002ae67f" style:font-weight-asian="bold" style:font-name-complex="Calibri3" style:font-weight-complex="bold"/>
    </style:style>
    <style:style style:name="T12" style:family="text">
      <style:text-properties fo:font-weight="bold" officeooo:rsid="002cd474" style:font-weight-asian="bold" style:font-name-complex="Calibri3" style:font-weight-complex="bold"/>
    </style:style>
    <style:style style:name="T13" style:family="text">
      <style:text-properties fo:font-weight="bold" officeooo:rsid="002d589b" style:font-weight-asian="bold" style:font-name-complex="Calibri3" style:font-weight-complex="bold"/>
    </style:style>
    <style:style style:name="T14" style:family="text">
      <style:text-properties fo:font-weight="bold" officeooo:rsid="002fcdec" style:font-weight-asian="bold" style:font-name-complex="Calibri3" style:font-weight-complex="bold"/>
    </style:style>
    <style:style style:name="T15" style:family="text">
      <style:text-properties fo:font-weight="bold" officeooo:rsid="002feb80" style:font-weight-asian="bold" style:font-name-complex="Calibri3" style:font-weight-complex="bold"/>
    </style:style>
    <style:style style:name="T16" style:family="text">
      <style:text-properties fo:font-weight="bold" officeooo:rsid="00294f92" style:font-weight-asian="bold" style:font-name-complex="Calibri3" style:font-weight-complex="bold"/>
    </style:style>
    <style:style style:name="T17" style:family="text">
      <style:text-properties fo:font-weight="bold" officeooo:rsid="00327a47" style:font-weight-asian="bold" style:font-name-complex="Calibri3" style:font-weight-complex="bold"/>
    </style:style>
    <style:style style:name="T18" style:family="text">
      <style:text-properties fo:font-weight="bold" officeooo:rsid="001ce993" style:font-weight-asian="bold" style:font-name-complex="Calibri3" style:font-weight-complex="bold"/>
    </style:style>
    <style:style style:name="T19" style:family="text">
      <style:text-properties fo:font-weight="bold" officeooo:rsid="0033cf6c" style:font-weight-asian="bold" style:font-name-complex="Calibri3" style:font-weight-complex="bold"/>
    </style:style>
    <style:style style:name="T20" style:family="text">
      <style:text-properties fo:font-weight="bold" officeooo:rsid="00353fbf" style:font-weight-asian="bold" style:font-name-complex="Calibri3" style:font-weight-complex="bold"/>
    </style:style>
    <style:style style:name="T21" style:family="text">
      <style:text-properties fo:font-weight="bold" officeooo:rsid="00361c51" style:font-weight-asian="bold" style:font-name-complex="Calibri3" style:font-weight-complex="bold"/>
    </style:style>
    <style:style style:name="T22" style:family="text">
      <style:text-properties fo:font-weight="bold" officeooo:rsid="0037872c" style:font-weight-asian="bold" style:font-name-complex="Calibri3" style:font-weight-complex="bold"/>
    </style:style>
    <style:style style:name="T23" style:family="text">
      <style:text-properties style:font-name-complex="Calibri3"/>
    </style:style>
    <style:style style:name="T24" style:family="text">
      <style:text-properties officeooo:rsid="001c0e55" style:font-name-complex="Calibri3"/>
    </style:style>
    <style:style style:name="T25" style:family="text">
      <style:text-properties officeooo:rsid="001ce993" style:font-name-complex="Calibri3"/>
    </style:style>
    <style:style style:name="T26" style:family="text">
      <style:text-properties officeooo:rsid="001daeaa" style:font-name-complex="Calibri3"/>
    </style:style>
    <style:style style:name="T27" style:family="text">
      <style:text-properties officeooo:rsid="001fa778" style:font-name-complex="Calibri3"/>
    </style:style>
    <style:style style:name="T28" style:family="text">
      <style:text-properties officeooo:rsid="002119fd" style:font-name-complex="Calibri3"/>
    </style:style>
    <style:style style:name="T29" style:family="text">
      <style:text-properties officeooo:rsid="00229648" style:font-name-complex="Calibri3"/>
    </style:style>
    <style:style style:name="T30" style:family="text">
      <style:text-properties officeooo:rsid="00247697" style:font-name-complex="Calibri3"/>
    </style:style>
    <style:style style:name="T31" style:family="text">
      <style:text-properties officeooo:rsid="0026a3f2" style:font-name-complex="Calibri3"/>
    </style:style>
    <style:style style:name="T32" style:family="text">
      <style:text-properties officeooo:rsid="0027a5a7" style:font-name-complex="Calibri3"/>
    </style:style>
    <style:style style:name="T33" style:family="text">
      <style:text-properties officeooo:rsid="00294f92" style:font-name-complex="Calibri3"/>
    </style:style>
    <style:style style:name="T34" style:family="text">
      <style:text-properties officeooo:rsid="002ae67f" style:font-name-complex="Calibri3"/>
    </style:style>
    <style:style style:name="T35" style:family="text">
      <style:text-properties officeooo:rsid="002fcdec" style:font-name-complex="Calibri3"/>
    </style:style>
    <style:style style:name="T36" style:family="text">
      <style:text-properties officeooo:rsid="002feb80" style:font-name-complex="Calibri3"/>
    </style:style>
    <style:style style:name="T37" style:family="text">
      <style:text-properties officeooo:rsid="0030cd76" style:font-name-complex="Calibri3"/>
    </style:style>
    <style:style style:name="T38" style:family="text">
      <style:text-properties officeooo:rsid="002cd474" style:font-name-complex="Calibri3"/>
    </style:style>
    <style:style style:name="T39" style:family="text">
      <style:text-properties officeooo:rsid="00327a47" style:font-name-complex="Calibri3"/>
    </style:style>
    <style:style style:name="T40" style:family="text">
      <style:text-properties officeooo:rsid="0033cf6c" style:font-name-complex="Calibri3"/>
    </style:style>
    <style:style style:name="T41" style:family="text">
      <style:text-properties officeooo:rsid="00353fbf" style:font-name-complex="Calibri3"/>
    </style:style>
    <style:style style:name="T42" style:family="text">
      <style:text-properties officeooo:rsid="00361c51" style:font-name-complex="Calibri3"/>
    </style:style>
    <style:style style:name="T43" style:family="text">
      <style:text-properties officeooo:rsid="0037872c" style:font-name-complex="Calibri3"/>
    </style:style>
    <style:style style:name="T44" style:family="text">
      <style:text-properties officeooo:rsid="003a1bb4" style:font-name-complex="Calibri3"/>
    </style:style>
    <style:style style:name="T45" style:family="text">
      <style:text-properties fo:font-size="11pt" officeooo:rsid="001c0e55" style:font-size-asian="11pt" style:font-name-complex="Calibri3" style:font-size-complex="11pt"/>
    </style:style>
    <style:style style:name="T46" style:family="text">
      <style:text-properties fo:font-size="11pt" officeooo:rsid="002cd474" style:font-size-asian="11pt" style:font-name-complex="Calibri3" style:font-size-complex="11pt"/>
    </style:style>
    <style:style style:name="T47" style:family="text">
      <style:text-properties fo:font-size="11pt" officeooo:rsid="0033cf6c" style:font-size-asian="11pt" style:font-name-complex="Calibri3" style:font-size-complex="11pt"/>
    </style:style>
    <style:style style:name="T48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49" style:family="text">
      <style:text-properties fo:font-size="11pt" fo:font-weight="bold" officeooo:rsid="002cd474" style:font-size-asian="11pt" style:font-weight-asian="bold" style:font-name-complex="Calibri3" style:font-size-complex="11pt" style:font-weight-complex="bold"/>
    </style:style>
    <style:style style:name="T50" style:family="text">
      <style:text-properties fo:font-size="11pt" fo:font-weight="bold" officeooo:rsid="002fcdec" style:font-size-asian="11pt" style:font-weight-asian="bold" style:font-name-complex="Calibri3" style:font-size-complex="11pt" style:font-weight-complex="bold"/>
    </style:style>
    <style:style style:name="T51" style:family="text">
      <style:text-properties fo:font-size="11pt" fo:font-weight="normal" officeooo:rsid="001c0e55" style:font-size-asian="11pt" style:font-weight-asian="normal" style:font-name-complex="Calibri3" style:font-size-complex="11pt" style:font-weight-complex="normal"/>
    </style:style>
    <style:style style:name="T52" style:family="text">
      <style:text-properties fo:font-size="11pt" fo:font-weight="normal" officeooo:rsid="002fcdec" style:font-size-asian="11pt" style:font-weight-asian="normal" style:font-name-complex="Calibri3" style:font-size-complex="11pt" style:font-weight-complex="normal"/>
    </style:style>
    <style:style style:name="T53" style:family="text">
      <style:text-properties fo:font-weight="normal" officeooo:rsid="002fcdec" style:font-weight-asian="normal" style:font-name-complex="Calibri3" style:font-weight-complex="normal"/>
    </style:style>
    <style:style style:name="T54" style:family="text">
      <style:text-properties fo:font-weight="normal" officeooo:rsid="00327a47" style:font-weight-asian="normal" style:font-name-complex="Calibri3" style:font-weight-complex="normal"/>
    </style:style>
    <style:style style:name="T55" style:family="text">
      <style:text-properties fo:font-weight="normal" officeooo:rsid="001c0e55" style:font-weight-asian="normal" style:font-name-complex="Calibri3" style:font-weight-complex="normal"/>
    </style:style>
    <style:style style:name="T56" style:family="text">
      <style:text-properties style:text-underline-style="none" officeooo:rsid="001c0e55" style:font-name-complex="Calibri3"/>
    </style:style>
    <style:style style:name="T57" style:family="text">
      <style:text-properties style:text-underline-style="none" fo:font-weight="bold" officeooo:rsid="00229648" style:font-weight-asian="bold" style:font-name-complex="Calibri3" style:font-weight-complex="bold"/>
    </style:style>
    <style:style style:name="T58" style:family="text">
      <style:text-properties style:text-underline-style="none" fo:font-weight="bold" officeooo:rsid="00247697" style:font-weight-asian="bold" style:font-name-complex="Calibri3" style:font-weight-complex="bold"/>
    </style:style>
    <style:style style:name="T59" style:family="text">
      <style:text-properties style:text-underline-style="none" fo:font-weight="bold" officeooo:rsid="0038105f" style:font-weight-asian="bold" style:font-name-complex="Calibri3" style:font-weight-complex="bold"/>
    </style:style>
    <style:style style:name="T60" style:family="text">
      <style:text-properties style:text-underline-style="none" fo:font-weight="bold" officeooo:rsid="002cd474" style:font-weight-asian="bold" style:font-name-complex="Calibri3" style:font-weight-complex="bold"/>
    </style:style>
    <style:style style:name="T61" style:family="text">
      <style:text-properties officeooo:rsid="003947c0"/>
    </style:style>
    <style:style style:name="T62" style:family="text">
      <style:text-properties style:use-window-font-color="true" fo:font-style="normal" style:font-style-asian="normal" style:font-style-complex="normal"/>
    </style:style>
    <style:style style:name="T63" style:family="text">
      <style:text-properties style:use-window-font-color="true" fo:font-style="normal" officeooo:rsid="002b4d68" style:font-style-asian="normal" style:font-style-complex="normal"/>
    </style:style>
    <style:style style:name="T64" style:family="text">
      <style:text-properties style:use-window-font-color="true" fo:font-style="normal" officeooo:rsid="004097da" style:font-style-asian="normal" style:font-style-complex="normal"/>
    </style:style>
    <style:style style:name="T65" style:family="text">
      <style:text-properties style:use-window-font-color="true" fo:font-style="normal" officeooo:rsid="003a1bb4" style:font-style-asian="normal" style:font-style-complex="normal"/>
    </style:style>
    <style:style style:name="T66" style:family="text">
      <style:text-properties style:font-name="Calibri2" officeooo:rsid="004097da" style:font-name-asian="Times New Roman1" style:font-name-complex="Times New Roman1"/>
    </style:style>
    <style:style style:name="T67" style:family="text">
      <style:text-properties officeooo:rsid="004097da" style:font-name-asian="Times New Roman1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1">I</text:span>GU Asistido</text:p>
      <text:list xml:id="list968967435" text:style-name="WWNum2">
        <text:list-item>
          <text:p text:style-name="P4"><text:span text:style-name="T46">Con la ayuda del </text:span><text:span text:style-name="T49">constructor visual de interfaces gráficos de NetBeans</text:span><text:span text:style-name="T51">, </text:span><text:span text:style-name="T52">llamado </text:span><text:span text:style-name="T50">Matisse</text:span><text:span text:style-name="T48">,</text:span><text:span text:style-name="T46"> construir</text:span><text:span text:style-name="T45"> un proyecto de tipo </text:span><text:span text:style-name="T48">Aplicación Java con interfaz gráfico Swing</text:span><text:span text:style-name="T45"> llamado </text:span><text:span text:style-name="T48">VentanaCentrada</text:span><text:span text:style-name="T49">Asistida</text:span><text:span text:style-name="T45"> que muestre una ventana centrada en pantalla de 300 </text:span><text:span text:style-name="T47">píxeles</text:span><text:span text:style-name="T45"> de ancho por 200 </text:span><text:span text:style-name="T47">píxeles</text:span><text:span text:style-name="T45"> de alto.</text:span></text:p>
        </text:list-item>
        <text:list-item>
          <text:p text:style-name="P6"><text:span text:style-name="T38">Con la ayuda del </text:span><text:span text:style-name="T12">constructor visual de interfaces gráficos de NetBeans</text:span><text:span text:style-name="T55">, </text:span><text:span text:style-name="T53">llamado </text:span><text:span text:style-name="T14">Matisse</text:span><text:span text:style-name="T3">,</text:span><text:span text:style-name="T38"> </text:span><text:span text:style-name="T23">c</text:span><text:span text:style-name="T24">onstruir un proyecto de tipo </text:span><text:span text:style-name="T3">Aplicación Java con interfaz gráfico Swing</text:span><text:span text:style-name="T24"> llamado </text:span><text:span text:style-name="T3">ArrastreVentana</text:span><text:span text:style-name="T2">Asistido</text:span><text:span text:style-name="T24"> que muestre una ventana con fondo lila, sin decoración, centrada en pantalla, de tamaño fijo en 300 </text:span><text:span text:style-name="T44">pixeles</text:span><text:span text:style-name="T24"> de ancho por 200 </text:span><text:span text:style-name="T44">pixeles</text:span><text:span text:style-name="T24"> de alto. La ventana podrá arrastrarse por la pantalla. Para cerrar el programa se pulsará la tecla "</text:span><text:span text:style-name="T3">ESC</text:span><text:span text:style-name="T24">".</text:span></text:p>
        </text:list-item>
        <text:list-item>
          <text:p text:style-name="P5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 </text:span><text:span text:style-name="T24">construir un proyecto de tipo </text:span><text:span text:style-name="T3">Aplicación Java con interfaz gráfico Swing</text:span><text:span text:style-name="T24"> llamado </text:span><text:span text:style-name="T3">EtiquetaCentrada</text:span><text:span text:style-name="T12">Asistida</text:span><text:span text:style-name="T24"> que muestre una ventana centrada en pantalla de 300 pixeles de ancho por 200 </text:span><text:span text:style-name="T31">pixeles</text:span><text:span text:style-name="T24"> de alto, en la que aparezca centrado tanto horizontalmente como verticalmente el texto </text:span><text:span text:style-name="T40">"</text:span><text:span text:style-name="T3">EN VENTA</text:span><text:span text:style-name="T40">"</text:span><text:span text:style-name="T24"> con la fuente </text:span><text:span text:style-name="T3">Calibri</text:span><text:span text:style-name="T24"> y un tamaño de </text:span><text:span text:style-name="T3">40</text:span><text:span text:style-name="T24"> y color </text:span><text:span text:style-name="T3">Blanco</text:span><text:span text:style-name="T24"> sobre fondo </text:span><text:span text:style-name="T9">Azul</text:span><text:span text:style-name="T24">.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3">BotonCentrado</text:span><text:span text:style-name="T12">Asistido</text:span><text:span text:style-name="T24"> que muestre una ventana centrada en pantalla, de 300 pixeles de ancho por 200 pixeles de alto, en la que aparezca el texto </text:span><text:span text:style-name="T40">"</text:span><text:span text:style-name="T18">TERMINAR</text:span><text:span text:style-name="T40">"</text:span><text:span text:style-name="T24"> </text:span><text:span text:style-name="T25">y que al ser activado cierre el programa</text:span><text:span text:style-name="T24">.</text:span></text:p>
        </text:list-item>
        <text:list-item>
          <text:p text:style-name="P8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4">CampoTexto</text:span><text:span text:style-name="T3">Centrado</text:span><text:span text:style-name="T12">Asistido</text:span><text:span text:style-name="T24"> que muestre una ventana centrada en pantalla, de 300 pixeles de ancho por 200 pixeles de alto, <text:s/>en la que aparezca </text:span><text:span text:style-name="T26">un campo de</text:span><text:span text:style-name="T24"> texto </text:span><text:span text:style-name="T27">en el que al entrar las palabras: </text:span><text:span text:style-name="T19">[</text:span><text:span text:style-name="T5">BLANCO, </text:span><text:span text:style-name="T20">NEGRO, </text:span><text:span text:style-name="T5">ROJO, VERDE o AZUL</text:span><text:span text:style-name="T19">]</text:span><text:span text:style-name="T27">, </text:span><text:span text:style-name="T40">en cualquier combinación de mayúsculas o minúsculas, e</text:span><text:span text:style-name="T27">l fondo de l</text:span><text:span text:style-name="T40">a</text:span><text:span text:style-name="T27"> </text:span><text:span text:style-name="T40">ventana </text:span><text:span text:style-name="T27">se ponga de ese color</text:span><text:span text:style-name="T41">. Con cualquier otra entrada la ventana se pondrá del color predeterminado. 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5">CalcularNIF</text:span><text:span text:style-name="T12">Asistido</text:span><text:span text:style-name="T24"> que </text:span><text:span text:style-name="T27">permita obtener </text:span><text:span text:style-name="T31">y mostrar la </text:span><text:span text:style-name="T27">letra del NIF a partir del número de DNI. Ante un valor no válido o un número de DNI está fuera del rango de 8 dígitos significativos se mostrará un asterisco</text:span><text:span text:style-name="T24">.</text:span></text:p>
        </text:list-item>
        <text:list-item>
          <text:p text:style-name="P9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6">ConvertirDolarEuro</text:span><text:span text:style-name="T12">Asistido</text:span><text:span text:style-name="T24"> que </text:span><text:span text:style-name="T27">permita </text:span><text:span text:style-name="T28">obtener la equivalencia de Euros a Dólares de EEUU y viceversa, entrando el tipo vigente en ese momento. De forma predeterminada se considerará que un Euro se cambia por 1.32 Dólares americanos. Las cantidades se expresarán con </text:span><text:span text:style-name="T31">2</text:span><text:span text:style-name="T28"> decimales de precisión. </text:span><text:span text:style-name="T42">Si en un campo se introduce un texto que no se puede convertir en el campo opuesto aparecerá "</text:span><text:span text:style-name="T21">???</text:span><text:span text:style-name="T42">".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6">SimularLogin</text:span><text:span text:style-name="T12">Asistido</text:span><text:span text:style-name="T24"> que </text:span><text:span text:style-name="T27">permita </text:span><text:span text:style-name="T28">realizar el proceso de identificación a través de un nombre de usuario y su contraseña. Los valores de referencia se obtendrán de un archivo llamado </text:span><text:span text:style-name="T6">password.txt</text:span><text:span text:style-name="T28"> que contendrá en cada linea el nombre y la contraseña separados por una coma. Pueden haber tantas lineas nombre/contraseña como se desee.</text:span></text:p>
        </text:list-item>
        <text:list-item>
          <text:p text:style-name="P10"><text:soft-page-break/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7">RespuestaEncuesta</text:span><text:span text:style-name="T13">Asistida</text:span><text:span text:style-name="T24"> que </text:span><text:span text:style-name="T27">permita </text:span><text:span text:style-name="T29">recoger la respuesta a una pregunta a través de 3 botones de exclusión. Las respuestas posibles son [SI], [NO] [N/C]. Se elegirá un icono para cada respuesta de forma que ante cada selección aparecerá el icono correspondiente. Inicialmente estará seleccionado la respuesta [N/C].</text:span></text:p>
        </text:list-item>
        <text:list-item>
          <text:p text:style-name="P10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11">EjecucionUnica</text:span><text:span text:style-name="T12">Asistida</text:span><text:span text:style-name="T24"> que muestre una ventana centrada en pantalla de 300 pixeles de ancho por 200 pixel</text:span><text:span text:style-name="T31">e</text:span><text:span text:style-name="T24">s de alto, </text:span><text:span text:style-name="T34">y que tenga la capacidad de ejecutar una única instancia del programa.</text:span></text:p>
        </text:list-item>
      </text:list>
      <text:p text:style-name="P3">Aplicaciones MVC</text:p>
      <text:list xml:id="list83112025861568" text:continue-numbering="true" text:style-name="WWNum2">
        <text:list-item>
          <text:p text:style-name="P5"><text:span text:style-name="T24">Con la ayuda del </text:span><text:span text:style-name="T3">constructor visual de interfaces gráficos de NetBeans</text:span><text:span text:style-name="T24">, </text:span><text:span text:style-name="T35">llamado </text:span><text:span text:style-name="T14">Matisse</text:span><text:span text:style-name="T24">, construir un proyecto de tipo </text:span><text:span text:style-name="T3">Aplicación Java con interfaz gráfico Swing</text:span><text:span text:style-name="T24"> llamado </text:span><text:span text:style-name="T14">Archivo</text:span><text:span text:style-name="T12">Asistido</text:span><text:span text:style-name="T24"> que </text:span><text:span text:style-name="T27">permita </text:span><text:span text:style-name="T35">cargar </text:span><text:span text:style-name="T43">y guardar </text:span><text:span text:style-name="T35">un texto de muestra </text:span><text:span text:style-name="T43">con </text:span><text:span text:style-name="T35">sus atributos de fuente y color desde un archivo de texto y los muestre en el interfaz a través de una </text:span><text:span text:style-name="T14">etiqueta</text:span><text:span text:style-name="T35">. </text:span><text:span text:style-name="T43">Inicialmente, e</text:span><text:span text:style-name="T29">l texto </text:span><text:span text:style-name="T35">de la etiqueta será</text:span><text:span text:style-name="T29"> “</text:span><text:span text:style-name="T10">Texto de prueba</text:span><text:span text:style-name="T29">”, </text:span><text:span text:style-name="T35">sus </text:span><text:span text:style-name="T14">atributos de fuente</text:span><text:span text:style-name="T35"> se refieren al </text:span><text:span text:style-name="T14">nombre de la tipografía</text:span><text:span text:style-name="T35">, el </text:span><text:span text:style-name="T22">estado de negrita y cursiva</text:span><text:span text:style-name="T43"> que forman el </text:span><text:span text:style-name="T14">estilo de la fuente</text:span><text:span text:style-name="T35"> y el </text:span><text:span text:style-name="T14">tamaño de la letra</text:span><text:span text:style-name="T35">. Los </text:span><text:span text:style-name="T14">atributos de color</text:span><text:span text:style-name="T35"> se refieren al </text:span><text:span text:style-name="T14">color de frente</text:span><text:span text:style-name="T35"> y al </text:span><text:span text:style-name="T14">color de fondo</text:span><text:span text:style-name="T35">, ambos expresados en decimal por sus componentes </text:span><text:span text:style-name="T14">rojo</text:span><text:span text:style-name="T35">, </text:span><text:span text:style-name="T14">verde</text:span><text:span text:style-name="T35"> y </text:span><text:span text:style-name="T14">azul</text:span><text:span text:style-name="T35">. Todos estos parámetros se escribirán en un archivo de texto llamado "</text:span><text:span text:style-name="T14">rotulo.txt</text:span><text:span text:style-name="T35">" en </text:span><text:span text:style-name="T14">una sola línea</text:span><text:span text:style-name="T35"> y </text:span><text:span text:style-name="T14">separados por comas</text:span><text:span text:style-name="T35">.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7">SeleccionEstilo</text:span><text:span text:style-name="T12">Asistido</text:span><text:span text:style-name="T24"> que </text:span><text:span text:style-name="T27">permita </text:span><text:span text:style-name="T29">establecer el estilo del texto de una </text:span><text:span text:style-name="T7">etiqueta</text:span><text:span text:style-name="T29">, que contenga el texto “</text:span><text:span text:style-name="T10">Texto de prueba</text:span><text:span text:style-name="T29">”, a través del uso de </text:span><text:span text:style-name="T7">casillas de verificación</text:span><text:span text:style-name="T29">, una para negrita y otra para cursiva. Inicialmente el texto estará sin negrita y sin cursiva. </text:span><text:span text:style-name="T36">La aplicación podrá </text:span><text:span text:style-name="T15">cargar</text:span><text:span text:style-name="T36"> y </text:span><text:span text:style-name="T15">guardar</text:span><text:span text:style-name="T36"> los atributos modificados de la etiqueta mediante </text:span><text:span text:style-name="T15">sendos botones</text:span><text:span text:style-name="T36"> según los condicionantes del ejercicio anterior.</text:span></text:p>
        </text:list-item>
        <text:list-item>
          <text:p text:style-name="P12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56">construir</text:span><text:span text:style-name="T24"> un proyecto de tipo </text:span><text:span text:style-name="T3">Aplicación Java con interfaz gráfico Swing</text:span><text:span text:style-name="T24"> llamado </text:span><text:span text:style-name="T7">Seleccion</text:span><text:span text:style-name="T10">Talla</text:span><text:span text:style-name="T12">Asistida</text:span><text:span text:style-name="T24"> que </text:span><text:span text:style-name="T27">permita </text:span><text:span text:style-name="T29">establecer el tamaño de</text:span><text:span text:style-name="T30">l</text:span><text:span text:style-name="T29"> texto de una etiqueta, que contenga el texto </text:span><text:span text:style-name="T7">"</text:span><text:span text:style-name="T10">Texto de prueba"</text:span><text:span text:style-name="T29">, a través del uso de un </text:span><text:span text:style-name="T7">deslizador</text:span><text:span text:style-name="T29"> </text:span><text:span text:style-name="T33">y un </text:span><text:span text:style-name="T16">cambiador</text:span><text:span text:style-name="T29">. Inicialmente la fuente tendrá un tamaño de </text:span><text:span text:style-name="T33">4</text:span><text:span text:style-name="T29">0 puntos. </text:span><text:span text:style-name="T33">Se </text:span><text:span text:style-name="T29">permitirá cambiar el tamaño entre 0 y </text:span><text:span text:style-name="T33">100</text:span><text:span text:style-name="T29"> puntos. </text:span><text:span text:style-name="T36">La aplicación podrá </text:span><text:span text:style-name="T15">cargar</text:span><text:span text:style-name="T36"> y </text:span><text:span text:style-name="T15">guardar</text:span><text:span text:style-name="T36"> los atributos modificados de la etiqueta mediante </text:span><text:span text:style-name="T15">sendos botones</text:span><text:span text:style-name="T36"> según los condicionantes del ejercicio anterior.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57">Seleccion</text:span><text:span text:style-name="T58">F</text:span><text:span text:style-name="T59">amilia</text:span><text:span text:style-name="T60">Asistida</text:span><text:span text:style-name="T24"> que </text:span><text:span text:style-name="T27">permita </text:span><text:span text:style-name="T29">establecer el </text:span><text:span text:style-name="T30">tipo de letra </text:span><text:span text:style-name="T29">de</text:span><text:span text:style-name="T30">l</text:span><text:span text:style-name="T29"> texto de una etiqueta, que contenga el texto </text:span><text:span text:style-name="T7">"</text:span><text:span text:style-name="T10">Texto de prueba</text:span><text:span text:style-name="T7">"</text:span><text:span text:style-name="T29">, a través del uso de un</text:span><text:span text:style-name="T30">a </text:span><text:span text:style-name="T8">lista desplegable</text:span><text:span text:style-name="T30"> </text:span><text:span text:style-name="T37">no editable </text:span><text:span text:style-name="T30">que contenga las </text:span><text:span text:style-name="T8">fuentes registradas en el sistema</text:span><text:span text:style-name="T29">. </text:span><text:span text:style-name="T30">Inicialmente se establecerá la </text:span><text:span text:style-name="T40">tipografía</text:span><text:span text:style-name="T37"> </text:span><text:span text:style-name="T32">de fuentes</text:span><text:span text:style-name="T30"> </text:span><text:span text:style-name="T8">"</text:span><text:span text:style-name="T10">Calibri"</text:span><text:span text:style-name="T30">.</text:span><text:span text:style-name="T29"> </text:span><text:span text:style-name="T36">La aplicación podrá </text:span><text:span text:style-name="T15">cargar</text:span><text:span text:style-name="T36"> y </text:span><text:span text:style-name="T15">guardar</text:span><text:span text:style-name="T36"> los atributos modificados de la etiqueta mediante </text:span><text:span text:style-name="T15">sendos botones</text:span><text:span text:style-name="T36"> según los condicionantes del ejercicio anterior.</text:span></text:p>
        </text:list-item>
        <text:list-item>
          <text:p text:style-name="P7"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7">Seleccion</text:span><text:span text:style-name="T17">Texto</text:span><text:span text:style-name="T12">Asistid</text:span><text:span text:style-name="T17">o</text:span><text:span text:style-name="T24"> que </text:span><text:span text:style-name="T27">permita </text:span><text:span text:style-name="T29">establecer el </text:span><text:span text:style-name="T30">tipo de letra </text:span><text:span text:style-name="T29">de</text:span><text:span text:style-name="T30">l</text:span><text:span text:style-name="T29"> texto de una etiqueta, que contenga el texto </text:span><text:span text:style-name="T7">"</text:span><text:span text:style-name="T10">Texto de prueba</text:span><text:span text:style-name="T7">"</text:span><text:span text:style-name="T29">, a través del uso de un </text:span><text:span text:style-name="T17">campo de texto</text:span><text:span text:style-name="T37"> </text:span><text:span text:style-name="T30">que contenga </text:span><text:span text:style-name="T54">el texto que aparecerá en la etiqueta de tal manera que </text:span><text:span text:style-name="T17">todo cambio en éste se refleje inmediatamente en aquella</text:span><text:span text:style-name="T29">. </text:span><text:span text:style-name="T36">La aplicación podrá </text:span><text:span text:style-name="T15">cargar</text:span><text:span text:style-name="T36"> y </text:span><text:span text:style-name="T15">guardar</text:span><text:span text:style-name="T36"> los atributos modificados de la etiqueta mediante </text:span><text:span text:style-name="T15">sendos botones</text:span><text:span text:style-name="T36"> según los condicionantes del ejercicio anterior.</text:span></text:p>
        </text:list-item>
        <text:list-item>
          <text:p text:style-name="P11"><text:soft-page-break/><text:span text:style-name="T24">Con la ayuda del </text:span><text:span text:style-name="T3">constructor visual de interfaces gráficos de NetBeans</text:span><text:span text:style-name="T24">, </text:span><text:span text:style-name="T53">llamado </text:span><text:span text:style-name="T14">Matisse</text:span><text:span text:style-name="T3">,</text:span><text:span text:style-name="T38"> </text:span><text:span text:style-name="T24">construir un proyecto de tipo </text:span><text:span text:style-name="T3">Aplicación Java con interfaz gráfico Swing</text:span><text:span text:style-name="T24"> llamado </text:span><text:span text:style-name="T17">Color</text:span><text:span text:style-name="T12">Asistid</text:span><text:span text:style-name="T17">o</text:span><text:span text:style-name="T24"> que </text:span><text:span text:style-name="T27">permita </text:span><text:span text:style-name="T29">establecer el </text:span><text:span text:style-name="T17">color de frente y de fondo</text:span><text:span text:style-name="T39"> </text:span><text:span text:style-name="T29">de una etiqueta, que contenga el texto </text:span><text:span text:style-name="T7">"</text:span><text:span text:style-name="T10">Texto de prueba</text:span><text:span text:style-name="T7">"</text:span><text:span text:style-name="T29">, a través del uso de </text:span><text:span text:style-name="T39">tres </text:span><text:span text:style-name="T17">deslizadores</text:span><text:span text:style-name="T39"> para las componentes </text:span><text:span text:style-name="T17">rojo</text:span><text:span text:style-name="T39">, </text:span><text:span text:style-name="T17">verde</text:span><text:span text:style-name="T39"> y </text:span><text:span text:style-name="T17">azul</text:span><text:span text:style-name="T39"> de cada color, y de dos </text:span><text:span text:style-name="T17">botones de selección</text:span><text:span text:style-name="T39"> para seleccionar el </text:span><text:span text:style-name="T17">color de frente</text:span><text:span text:style-name="T39"> o el </text:span><text:span text:style-name="T17">color de fondo</text:span><text:span text:style-name="T29">. </text:span><text:span text:style-name="T36">La aplicación podrá </text:span><text:span text:style-name="T15">cargar</text:span><text:span text:style-name="T36"> y </text:span><text:span text:style-name="T15">guardar</text:span><text:span text:style-name="T36"> los atributos modificados de la etiqueta mediante </text:span><text:span text:style-name="T15">sendos botones</text:span><text:span text:style-name="T36"> según los condicionantes del ejercicio anterior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3a1bb4" style:font-style-asian="normal" style:font-style-complex="normal"/>
    </style:style>
    <style:style style:name="MT5" style:family="text">
      <style:text-properties style:font-name="Calibri2" officeooo:rsid="004097da" style:font-name-asian="Times New Roman1" style:font-name-complex="Times New Roman1"/>
    </style:style>
    <style:style style:name="MT6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Swing [ </text:span></text:span><text:span text:style-name="Intense_20_Emphasis"><text:span text:style-name="MT4">Asistido</text:span></text:span><text:span text:style-name="Intense_20_Emphasis"><text:span text:style-name="MT3"> ]</text:span></text:span></text:p>
      </style:header>
      <style:footer>
        <text:p text:style-name="MP2"><text:span text:style-name="MT5">©</text:span><text:span text:style-name="MT6"> 2017 – José A. Pacheco Ondoño<text:tab/><text:tab/></text:span>Página <text:page-number text:select-page="current">2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21</meta:editing-cycles>
    <meta:print-date>2011-12-14T00:29:00</meta:print-date>
    <meta:creation-date>2011-12-13T22:25:00</meta:creation-date>
    <dc:date>2017-05-29T08:31:10.335000000</dc:date>
    <meta:editing-duration>PT26M13S</meta:editing-duration>
    <meta:generator>LibreOffice/5.3.2.2$Windows_x86 LibreOffice_project/6cd4f1ef626f15116896b1d8e1398b56da0d0ee1</meta:generator>
    <meta:document-statistic meta:table-count="0" meta:image-count="0" meta:object-count="0" meta:page-count="4" meta:paragraph-count="20" meta:word-count="1342" meta:character-count="8451" meta:non-whitespace-character-count="7140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